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3dde" officeooo:paragraph-rsid="001c3dde"/>
    </style:style>
    <style:style style:name="P2" style:family="paragraph" style:parent-style-name="Standard">
      <style:text-properties fo:color="#ffffff" loext:opacity="100%"/>
    </style:style>
    <style:style style:name="T1" style:family="text">
      <style:text-properties fo:color="#c9211e"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Projet 10 </text:p>
      <text:p text:style-name="P1"/>
      <text:p text:style-name="Standard">Prompt </text:p>
      <text:p text:style-name="Standard">dans le cadre de ma formation AI engineer d'Openclassrooms je dois réaliser le projet ci-dessous sans me donner pour le moment une piste pour un workflow peux tu m'estimer le temps nécessaire en heures pour réaliser ce projet qui doit déboucher sur un notebook jupyter lab et une soutenance orale ? peux tu m'expliquer dans une optique de recherche d'emploi la valeur de ce projet et me donner avec justificaitons le niveau de difficulté de ce projet ?</text:p>
      <text:p text:style-name="Standard"/>
      <text:p text:style-name="Standard">Labellisez et appliquez des</text:p>
      <text:p text:style-name="Standard">approches semi-supervisées en</text:p>
      <text:p text:style-name="Standard">traitement d'images</text:p>
      <text:p text:style-name="Standard">Votre premier traitement d'image automatique ! Découvrez le deep learning pour les</text:p>
      <text:p text:style-name="Standard">images.</text:p>
      <text:p text:style-name="Standard">Compétences cibles</text:p>
      <text:p text:style-name="Standard">Identifier ou créer un modèle d’apprentissage adapté aux contraintes et aux besoins</text:p>
      <text:p text:style-name="Standard">métier</text:p>
      <text:p text:style-name="Standard">Préparer et transformer des données afin de les adapter au modèle d’apprentissage.</text:p>
      <text:p text:style-name="Standard"/>
      <text:p text:style-name="P2"><text:a xlink:type="simple" xlink:href="https://chatgpt.com/c/69885499-f998-8326-9640-06ad459dfab3" text:style-name="Internet_20_link" text:visited-style-name="Visited_20_Internet_20_Link"><text:span text:style-name="T1">https://chatgpt.com/c/69885499-f998-8326-9640-06ad459dfab3</text:span></text:a></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8T10:13:51.756620928</meta:creation-date>
    <dc:date>2026-02-08T10:27:29.355751675</dc:date>
    <meta:editing-duration>PT13M36S</meta:editing-duration>
    <meta:editing-cycles>4</meta:editing-cycles>
    <meta:generator>LibreOffice/24.2.7.2$Linux_X86_64 LibreOffice_project/420$Build-2</meta:generator>
    <meta:document-statistic meta:table-count="0" meta:image-count="0" meta:object-count="0" meta:page-count="1" meta:paragraph-count="13" meta:word-count="131" meta:character-count="880" meta:non-whitespace-character-count="760"/>
  </office:meta>
</office:document-meta>
</file>